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officeooo:paragraph-rsid="00233cf7" style:font-size-asian="20pt" style:font-size-complex="20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3" style:family="paragraph" style:parent-style-name="Footer">
      <style:paragraph-properties fo:text-align="center" style:justify-single-word="false"/>
      <style:text-properties style:font-name="Times New Roman" fo:font-size="8pt" officeooo:rsid="00034cd7" style:font-size-asian="8pt" style:font-name-complex="Times New Roman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officeooo:rsid="00034cd7" officeooo:paragraph-rsid="00034cd7" style:font-size-asian="8pt" style:font-name-complex="Times New Roman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officeooo:rsid="000ecc15" officeooo:paragraph-rsid="00034cd7" style:font-size-asian="8pt" style:font-name-complex="Times New Roman" style:font-size-complex="8pt"/>
    </style:style>
    <style:style style:name="P6" style:family="paragraph" style:parent-style-name="Standard">
      <style:text-properties fo:font-size="10pt" fo:font-weight="bold" style:font-size-asian="10pt" style:font-weight-asian="bold"/>
    </style:style>
    <style:style style:name="P7" style:family="paragraph" style:parent-style-name="Standard">
      <style:paragraph-properties>
        <style:tab-stops>
          <style:tab-stop style:position="0.953cm"/>
        </style:tab-stops>
      </style:paragraph-properties>
      <style:text-properties fo:font-size="10pt" fo:font-weight="bold" style:font-size-asian="10pt" style:font-weight-asian="bold"/>
    </style:style>
    <style:style style:name="P8" style:family="paragraph" style:parent-style-name="Standard">
      <style:text-properties fo:font-size="10pt" fo:language="zxx" fo:country="none" style:font-size-asian="10pt" style:language-asian="zxx" style:country-asian="none"/>
    </style:style>
    <style:style style:name="P9" style:family="paragraph" style:parent-style-name="Standard">
      <style:text-properties fo:font-size="8pt" fo:font-weight="bold" style:font-size-asian="8pt" style:font-weight-asian="bold"/>
    </style:style>
    <style:style style:name="P10" style:family="paragraph" style:parent-style-name="Standard">
      <style:text-properties fo:font-size="8pt" fo:font-weight="bold" style:font-size-asian="8pt" style:font-weight-asian="bold" style:font-size-complex="8pt"/>
    </style:style>
    <style:style style:name="P11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Standard">
      <style:text-properties fo:font-size="6pt" style:font-size-asian="6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>
        <style:tab-stops>
          <style:tab-stop style:position="12.065cm"/>
        </style:tab-stops>
      </style:paragraph-properties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3.97cm"/>
        </style:tab-stops>
      </style:paragraph-properties>
    </style:style>
    <style:style style:name="P17" style:family="paragraph" style:parent-style-name="Standard">
      <style:paragraph-properties fo:margin-left="0.635cm" fo:margin-right="0cm" fo:text-indent="0cm" style:auto-text-indent="false"/>
    </style:style>
    <style:style style:name="P18" style:family="paragraph" style:parent-style-name="Preformatted_20_Text">
      <style:text-properties style:font-name="Times New Roman" fo:font-size="12pt" fo:font-weight="normal" officeooo:paragraph-rsid="00279553" style:font-size-asian="12pt" style:font-weight-asian="normal" style:font-name-complex="Times New Roman" style:font-size-complex="12pt" style:font-weight-complex="normal"/>
    </style:style>
    <style:style style:name="P19" style:family="paragraph" style:parent-style-name="Preformatted_20_Text">
      <style:text-properties style:font-name="Times New Roman" fo:font-size="12pt" fo:font-weight="normal" officeooo:paragraph-rsid="00279553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 fo:font-size="12pt" fo:font-weight="normal" officeooo:rsid="0020daee" officeooo:paragraph-rsid="00279553" style:font-size-asian="12pt" style:font-weight-asian="normal" style:font-name-complex="Times New Roman" style:font-size-complex="12pt"/>
    </style:style>
    <style:style style:name="P21" style:family="paragraph" style:parent-style-name="Standard">
      <style:text-properties style:font-name="Times New Roman" fo:font-size="12pt" fo:font-weight="normal" officeooo:rsid="0020c897" officeooo:paragraph-rsid="00279553" style:font-size-asian="12pt" style:font-weight-asian="normal" style:font-name-complex="Times New Roman" style:font-size-complex="12pt"/>
    </style:style>
    <style:style style:name="P22" style:family="paragraph" style:parent-style-name="Standard">
      <style:text-properties style:font-name="Times New Roman" fo:font-size="12pt" fo:font-weight="normal" officeooo:paragraph-rsid="00279553" style:font-size-asian="12pt" style:font-weight-asian="normal" style:font-name-complex="Times New Roman" style:font-size-complex="12pt"/>
    </style:style>
    <style:style style:name="P23" style:family="paragraph" style:parent-style-name="Standard" style:list-style-name="WW8Num1"/>
    <style:style style:name="P24" style:family="paragraph" style:parent-style-name="Standard">
      <style:text-properties fo:language="zxx" fo:country="none" style:language-asian="zxx" style:country-asian="none"/>
    </style:style>
    <style:style style:name="P25" style:family="paragraph" style:parent-style-name="Standard">
      <style:text-properties fo:font-size="8pt" fo:language="zxx" fo:country="none" fo:font-weight="bold" officeooo:rsid="00279553" officeooo:paragraph-rsid="00279553" style:font-size-asian="8pt" style:language-asian="zxx" style:country-asian="none" style:font-weight-asian="bold" style:font-size-complex="8pt"/>
    </style:style>
    <style:style style:name="P26" style:family="paragraph" style:parent-style-name="Standard">
      <style:text-properties fo:font-size="10pt" fo:font-weight="bold" officeooo:rsid="00279553" officeooo:paragraph-rsid="00279553" style:font-size-asian="10pt" style:font-weight-asian="bold"/>
    </style:style>
    <style:style style:name="P27" style:family="paragraph" style:parent-style-name="Standard">
      <style:text-properties officeooo:paragraph-rsid="00279553"/>
    </style:style>
    <style:style style:name="P28" style:family="paragraph" style:parent-style-name="Standard">
      <style:paragraph-properties fo:text-align="justify" style:justify-single-word="false">
        <style:tab-stops>
          <style:tab-stop style:position="13.97cm"/>
        </style:tab-stops>
      </style:paragraph-properties>
      <style:text-properties officeooo:rsid="00279553" officeooo:paragraph-rsid="00279553"/>
    </style:style>
    <style:style style:name="P29" style:family="paragraph" style:parent-style-name="Standard">
      <style:paragraph-properties fo:text-align="end" style:justify-single-word="false">
        <style:tab-stops>
          <style:tab-stop style:position="12.065cm"/>
        </style:tab-stops>
      </style:paragraph-properties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 style:master-page-name="Standard">
      <style:paragraph-properties style:page-number="auto"/>
    </style:style>
    <style:style style:name="T1" style:family="text">
      <style:text-properties officeooo:rsid="0023f7b6"/>
    </style:style>
    <style:style style:name="T2" style:family="text">
      <style:text-properties officeooo:rsid="001db4ed"/>
    </style:style>
    <style:style style:name="T3" style:family="text">
      <style:text-properties officeooo:rsid="0020c897"/>
    </style:style>
    <style:style style:name="T4" style:family="text">
      <style:text-properties style:font-name-complex="Times New Roman"/>
    </style:style>
    <style:style style:name="T5" style:family="text">
      <style:text-properties officeooo:rsid="0020c897" style:font-name-complex="Times New Roman"/>
    </style:style>
    <style:style style:name="T6" style:family="text">
      <style:text-properties officeooo:rsid="00279553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-left="0.127cm" fo:padding-right="0.127cm" fo:padding-top="0.076cm" fo:padding-bottom="0.127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13.644cm" svg:y="9.991cm" svg:width="5.128cm" svg:height="1.048cm" draw:z-index="0">
        <draw:text-box>
          <text:p text:style-name="P12">Bei Antwort und Zahlung bitte angeben</text:p>
          <text:p text:style-name="P11"><text:bookmark-start text:name="AKTE_ZEICHEN"/>{{AKTE_ZEICHEN}}<text:bookmark-end text:name="AKTE_ZEICHEN"/></text:p>
        </draw:text-box>
      </draw:frame>
      <text:p text:style-name="P31"/>
      <text:p text:style-name="Standard"/>
      <text:p text:style-name="P8"/>
      <text:p text:style-name="P25"><draw:frame draw:style-name="fr2" draw:name="Frame11" text:anchor-type="char" svg:x="10.476cm" svg:y="0.041cm" svg:width="6.994cm" svg:height="6.015cm" draw:z-index="1"><draw:text-box><text:p text:style-name="P26">Anwalt 1</text:p><text:p text:style-name="P9">Rechtsanwältin</text:p><text:p text:style-name="P9"/><text:p text:style-name="P26">Anwalt 2</text:p><text:p text:style-name="P9">Rechtsanwalt</text:p><text:p text:style-name="P10"/><text:p text:style-name="P26">Adresse</text:p><text:p text:style-name="P6"/><text:p text:style-name="P7">Tel.:<text:tab/><text:span text:style-name="T6">Nummer 1</text:span></text:p><text:p text:style-name="P7"><text:tab/><text:span text:style-name="T6">Nummer 2</text:span></text:p><text:p text:style-name="P7">Fax:<text:tab/><text:span text:style-name="T6">Nummer</text:span></text:p><text:p text:style-name="P7"/><text:p text:style-name="P7">E-Mail:<text:tab/><text:span text:style-name="T6">Adresse</text:span></text:p><text:p text:style-name="P7">Internet: <text:span text:style-name="T6">Adresse</text:span></text:p></draw:text-box></draw:frame>Kanzlei mit Adresse</text:p>
      <text:p text:style-name="Standard"/>
      <text:p text:style-name="P18">{{DRITTE_<text:span text:style-name="T3">FIRMA</text:span>}<text:span text:style-name="T3">}</text:span></text:p>
      <text:p text:style-name="P19"><text:span text:style-name="T4">{{DRITTE_</text:span><text:span text:style-name="T5">STRASSE}}</text:span></text:p>
      <text:p text:style-name="P19"><text:span text:style-name="T3">{{DRITTE_PLZ}}{</text:span>{DRITTE_ORT}}</text:p>
      <text:p text:style-name="P22"/>
      <text:p text:style-name="P22"/>
      <text:p text:style-name="P21"/>
      <text:p text:style-name="P20">vorab per Fax:{{DRITTE_FAX}}</text:p>
      <text:p text:style-name="Standard"/>
      <text:p text:style-name="Standard"/>
      <text:p text:style-name="Standard"/>
      <text:p text:style-name="Standard"/>
      <text:p text:style-name="Standard"/>
      <text:p text:style-name="P24"/>
      <text:p text:style-name="P29"><text:span text:style-name="T6">Ort</text:span>, den <text:bookmark-start text:name="KURZDATUM"/>{{KURZDATUM}}<text:bookmark-end text:name="KURZDATUM"/></text:p>
      <text:p text:style-name="P14"/>
      <text:p text:style-name="P13"><text:span text:style-name="T7">K L A G E</text:span></text:p>
      <text:p text:style-name="Standard"/>
      <text:p text:style-name="Standard"/>
      <text:p text:style-name="Standard">des/der Herrn/Frau <text:bookmark-start text:name="MANDANT_VORNAME"/>{{MANDANT_VORNAME}}<text:bookmark-end text:name="MANDANT_VORNAME"/><text:bookmark-start text:name="MANDANT_NAME"/>{{MANDANT_NAME}}<text:bookmark-end text:name="MANDANT_NAME"/>, wohnhaft <text:bookmark-start text:name="MANDANT_STRASSE"/>{{MANDANT_STRASSE}}<text:bookmark-end text:name="MANDANT_STRASSE"/> in <text:bookmark-start text:name="MANDANT_PLZ"/>{{MANDANT_PLZ}}<text:bookmark-end text:name="MANDANT_PLZ"/> <text:bookmark-start text:name="MANDANT_ORT"/>{{MANDANT_ORT}}<text:bookmark-end text:name="MANDANT_ORT"/></text:p>
      <text:p text:style-name="Standard"><text:tab/><text:tab/><text:tab/><text:tab/><text:tab/><text:tab/><text:tab/><text:tab/><text:tab/><text:tab/>-Kläger/<text:span text:style-name="T6">Klägerin</text:span>-</text:p>
      <text:p text:style-name="Standard"/>
      <text:p text:style-name="Standard">Prozessbevollmächtigter: Anwaltskanzlei <text:span text:style-name="T6">Mustermann, Straße Hausnummer und Ort</text:span></text:p>
      <text:p text:style-name="Standard"/>
      <text:p text:style-name="Standard">gegen</text:p>
      <text:p text:style-name="Standard"/>
      <text:p text:style-name="P27">den <text:bookmark-start text:name="GEGNER_NAME"/>{{GEGNER_<text:span text:style-name="T6">FIRMA</text:span>}<text:bookmark-end text:name="GEGNER_NAME"/><text:span text:style-name="T6">}</text:span>, <text:span text:style-name="T6">vertreten durch </text:span><text:s/><text:bookmark-start text:name="GEGNER_NAME1"/>{{GEGNER_<text:span text:style-name="T6">VORNAME</text:span>}<text:bookmark-end text:name="GEGNER_NAME1"/><text:span text:style-name="T6">} </text:span><text:bookmark-start text:name="GEGNER_NAME2"/><text:span text:style-name="T6">{{GEGNER_NAME}</text:span><text:bookmark-end text:name="GEGNER_NAME2"/><text:span text:style-name="T6">} </text:span>mit Sitz <text:bookmark-start text:name="GEGENER_STRASSE"/><text:bookmark-start text:name="GEGNER_STRASSE"/>{{GEGNER_STRASSE}}<text:bookmark-end text:name="GEGENER_STRASSE"/><text:bookmark-end text:name="GEGNER_STRASSE"/> in <text:bookmark-start text:name="GEGNER_PLZ"/>{{GEGNER_PLZ}}<text:bookmark-end text:name="GEGNER_PLZ"/> <text:bookmark-start text:name="GEGNER_ORT"/>{{GEGNER_ORT}}<text:bookmark-end text:name="GEGNER_ORT"/></text:p>
      <text:p text:style-name="Standard"><text:tab/><text:tab/><text:tab/><text:tab/><text:tab/><text:tab/><text:tab/><text:tab/><text:tab/><text:tab/>-Beklagte-</text:p>
      <text:p text:style-name="Standard"/>
      <text:p text:style-name="Standard">wegen </text:p>
      <text:p text:style-name="Standard"/>
      <text:p text:style-name="Standard">Namens und mit Vollmacht des Klägers/<text:span text:style-name="T6">Klägerin</text:span> erhebe ich Klage und werde in einem Termin zur mündlichen Verhandlung folgende Anträge stellen:</text:p>
      <text:p text:style-name="Standard"/>
      <text:p text:style-name="Standard"/>
      <text:list xml:id="list2161010997" text:style-name="WW8Num1">
        <text:list-item>
          <text:p text:style-name="P23">Der/Die Beklagte wird verurteilt, _______ EUR nebst Zinsen in Höhe von 5% über dem Basiszinssatz seit dem _______ an den Kläger zu zahlen.</text:p>
        </text:list-item>
      </text:list>
      <text:p text:style-name="P17"/>
      <text:list xml:id="list164438492021006" text:continue-numbering="true" text:style-name="WW8Num1">
        <text:list-item>
          <text:p text:style-name="P23">Der/Die Beklagte wird verurteilt, _______ EUR nebst Zinsen in Höhe von 5% über dem Basiszinssatz seit dem _______ an den Kläger zu zahlen. (1/2 Geschäftsgebühr+ Dokumentenpauschale)</text:p>
        </text:list-item>
      </text:list>
      <text:p text:style-name="P17"/>
      <text:list xml:id="list164439472160624" text:continue-numbering="true" text:style-name="WW8Num1">
        <text:list-item>
          <text:p text:style-name="P23">Der/Die <text:s/>Beklagte trägt die Kosten des Rechtsstreites.</text:p>
        </text:list-item>
      </text:list>
      <text:p text:style-name="P13"><text:soft-page-break/>Begründung:</text:p>
      <text:p text:style-name="P13"/>
      <text:p text:style-name="P13"/>
      <text:p text:style-name="Standard"/>
      <text:p text:style-name="P15">Sollte das Gericht weiteren Sach- oder Rechtsvortrag für notwendig erachten, bitte ich höflichst um entsprechenden richterlichen Hinweis. </text:p>
      <text:p text:style-name="P15"/>
      <text:p text:style-name="P15"/>
      <text:p text:style-name="P28">Name</text:p>
      <text:p text:style-name="P16">Rechtsanwalt</text:p>
      <text:p text:style-name="P15"/>
      <text:p text:style-name="P15"/>
      <text:p text:style-name="P15"/>
      <text:p text:style-name="Standard">Anlagen</text:p>
      <text:p text:style-name="Standard">Anlagen K 1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은 바탕" style:font-family-asian="'은 바탕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7pt" fo:font-weight="bold" style:font-size-asian="7pt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okumentstruktur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z-Formularbeginn" style:family="paragraph" style:parent-style-name="Standard" style:nex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Formularende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369cm" fo:text-indent="-1.27cm" fo:margin-left="2.36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04cm" fo:text-indent="-0.635cm" fo:margin-left="3.0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74cm" fo:text-indent="-0.318cm" fo:margin-left="4.2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44cm" fo:text-indent="-0.635cm" fo:margin-left="5.5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14cm" fo:text-indent="-0.635cm" fo:margin-left="6.8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84cm" fo:text-indent="-0.318cm" fo:margin-left="8.0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54cm" fo:text-indent="-0.635cm" fo:margin-left="9.3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24cm" fo:text-indent="-0.635cm" fo:margin-left="10.6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94cm" fo:text-indent="-0.318cm" fo:margin-left="11.8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officeooo:paragraph-rsid="00233cf7" style:font-size-asian="20pt" style:font-size-complex="20pt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8pt" officeooo:rsid="00034cd7" style:font-size-asian="8pt" style:font-name-complex="Times New Roman" style:font-size-complex="8pt"/>
    </style:style>
    <style:style style:name="MP4" style:family="paragraph" style:parent-style-name="Standard">
      <style:paragraph-properties fo:text-align="center" style:justify-single-word="false"/>
      <style:text-properties style:font-name="Times New Roman" fo:font-size="8pt" officeooo:rsid="00034cd7" officeooo:paragraph-rsid="00034cd7" style:font-size-asian="8pt" style:font-name-complex="Times New Roman" style:font-size-complex="8pt"/>
    </style:style>
    <style:style style:name="MP5" style:family="paragraph" style:parent-style-name="Standard">
      <style:paragraph-properties fo:text-align="center" style:justify-single-word="false"/>
      <style:text-properties style:font-name="Times New Roman" fo:font-size="8pt" officeooo:rsid="000ecc15" officeooo:paragraph-rsid="00034cd7" style:font-size-asian="8pt" style:font-name-complex="Times New Roman" style:font-size-complex="8pt"/>
    </style:style>
    <style:style style:name="MT1" style:family="text">
      <style:text-properties officeooo:rsid="0023f7b6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A<text:span text:style-name="MT1">nwaltskanzlei Mustermann</text:span></text:p>
      </style:header-first>
      <style:header-left>
        <text:p text:style-name="Header_20_left"/>
      </style:header-left>
      <style:footer>
        <text:p text:style-name="MP2">Steuernummer: 211/22800374</text:p>
        <text:p text:style-name="MP3">Deutsche Bank IBAN: DE17 8707 0024 0662 5487 00</text:p>
        <text:p text:style-name="MP4">BIC: DEUTDEDBCHE</text:p>
        <text:p text:style-name="MP5"/>
      </style:footer>
      <style:footer-first>
        <text:p text:style-name="MP2">Steuernummer: 211/22800374</text:p>
        <text:p text:style-name="MP3">Deutsche Bank IBAN: DE17 8707 0024 0662 5487 00</text:p>
        <text:p text:style-name="MP4">BIC: DEUTDEDBCHE</text:p>
        <text:p text:style-name="MP5"/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odoomax</meta:initial-creator>
    <meta:creation-date>2006-04-20T08:37:00</meta:creation-date>
    <dc:date>2018-09-18T16:44:37.800000000</dc:date>
    <meta:editing-cycles>17</meta:editing-cycles>
    <meta:generator>LibreOffice/5.3.3.2$Windows_x86 LibreOffice_project/3d9a8b4b4e538a85e0782bd6c2d430bafe583448</meta:generator>
    <meta:editing-duration>PT9M</meta:editing-duration>
    <meta:document-statistic meta:table-count="0" meta:image-count="0" meta:object-count="0" meta:page-count="2" meta:paragraph-count="43" meta:word-count="204" meta:character-count="1604" meta:non-whitespace-character-count="1420"/>
    <meta:user-defined meta:name="Info 1"/>
    <meta:user-defined meta:name="Info 2"/>
    <meta:user-defined meta:name="Info 3"/>
    <meta:user-defined meta:name="Info 4"/>
  </office:meta>
</office:document-meta>
</file>